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6fb3"/>
    </style:style>
    <style:style style:name="P2" style:family="paragraph" style:parent-style-name="Standard" style:list-style-name="L1">
      <style:text-properties officeooo:paragraph-rsid="001b6fb3"/>
    </style:style>
    <style:style style:name="P3" style:family="paragraph" style:parent-style-name="Standard" style:list-style-name="L1">
      <style:text-properties officeooo:paragraph-rsid="001d0471"/>
    </style:style>
    <style:style style:name="P4" style:family="paragraph" style:parent-style-name="Standard" style:list-style-name="L1">
      <style:text-properties officeooo:paragraph-rsid="001db608"/>
    </style:style>
    <style:style style:name="P5" style:family="paragraph" style:parent-style-name="Standard">
      <style:text-properties officeooo:paragraph-rsid="001d0471"/>
    </style:style>
    <style:style style:name="P6" style:family="paragraph" style:parent-style-name="Standard" style:list-style-name="L2">
      <style:text-properties officeooo:paragraph-rsid="001d0471"/>
    </style:style>
    <style:style style:name="P7" style:family="paragraph" style:parent-style-name="Standard" style:list-style-name="L3">
      <style:text-properties officeooo:paragraph-rsid="001d0471"/>
    </style:style>
    <style:style style:name="T1" style:family="text">
      <style:text-properties officeooo:rsid="001b6fb3"/>
    </style:style>
    <style:style style:name="T2" style:family="text">
      <style:text-properties officeooo:rsid="001d0471"/>
    </style:style>
    <style:style style:name="T3" style:family="text">
      <style:text-properties officeooo:rsid="001db6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ssier d'étude</text:span></text:p>
      <text:p text:style-name="P1"><text:span text:style-name="T1"/></text:p>
      <text:p text:style-name="P1"><text:span text:style-name="T1">1) Spécification techniques</text:span></text:p>
      <text:list xml:id="list7906057533788622427" text:style-name="L1">
        <text:list-item>
          <text:p text:style-name="P2"><text:span text:style-name="T1">Bundle : HopitalBundle</text:span></text:p>
        </text:list-item>
        <text:list-item>
          <text:p text:style-name="P2"><text:span text:style-name="T1">Cas d'utilisations : </text:span></text:p>
          <text:p text:style-name="P4"><text:span text:style-name="T3">Ajouter des patients</text:span></text:p>
          <text:p text:style-name="P4"><text:span text:style-name="T3"/></text:p>
        </text:list-item>
        <text:list-item>
          <text:p text:style-name="P3"><text:span text:style-name="T2">IHM et enchaînement des écrans :</text:span></text:p>
        </text:list-item>
        <text:list-item>
          <text:p text:style-name="P3"><text:span text:style-name="T2">Les contrôleurs :</text:span></text:p>
          <text:p text:style-name="P3"><text:span text:style-name="T2">-AjouterPatientAction(Request $request)</text:span></text:p>
        </text:list-item>
      </text:list>
      <text:p text:style-name="P5"><text:span text:style-name="T2"><text:tab/>- ModifierPatientAction(Request $request)</text:span></text:p>
      <text:p text:style-name="P5"><text:span text:style-name="T2"><text:tab/>- PatientAction()</text:span></text:p>
      <text:list xml:id="list37187018" text:continue-numbering="true" text:style-name="L1">
        <text:list-item>
          <text:p text:style-name="P3"><text:span text:style-name="T2">Les routing : </text:span></text:p>
          <text:p text:style-name="P3"><text:span text:style-name="T2">/patient</text:span></text:p>
          <text:p text:style-name="P3"><text:span text:style-name="T2">/presentation</text:span></text:p>
          <text:p text:style-name="P3"><text:span text:style-name="T2">/service</text:span></text:p>
          <text:p text:style-name="P3"><text:span text:style-name="T2">/modifierPatient</text:span></text:p>
          <text:p text:style-name="P3"><text:span text:style-name="T2">/ajouterPatient</text:span></text:p>
        </text:list-item>
        <text:list-item>
          <text:p text:style-name="P3"><text:span text:style-name="T2">La BDD :</text:span></text:p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list xml:id="list37189301" text:continue-numbering="true" text:style-name="L1">
        <text:list-item>
          <text:p text:style-name="P3"><text:span text:style-name="T2">Le diagramme des classes :</text:span></text:p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list xml:id="list37193665" text:continue-numbering="true" text:style-name="L1">
        <text:list-item>
          <text:p text:style-name="P3"><text:span text:style-name="T2">Le diagramme états-transitions :</text:span></text:p>
        </text:list-item>
      </text:list>
      <text:p text:style-name="P5"><text:span text:style-name="T2"/></text:p>
      <text:p text:style-name="P5"><text:span text:style-name="T2">2) Détermination des tests</text:span></text:p>
      <text:list xml:id="list4608220603655311039" text:style-name="L2">
        <text:list-item>
          <text:p text:style-name="P6"><text:span text:style-name="T2">Tests d'acceptation par processus</text:span></text:p>
        </text:list-item>
        <text:list-item>
          <text:p text:style-name="P6"><text:span text:style-name="T2">Description du jeu d'essai</text:span></text:p>
        </text:list-item>
      </text:list>
      <text:p text:style-name="P5"><text:span text:style-name="T2"/></text:p>
      <text:p text:style-name="P5"><text:span text:style-name="T2">3) Niveau d'habilitation</text:span></text:p>
      <text:list xml:id="list7027242363131479709" text:style-name="L3">
        <text:list-item>
          <text:p text:style-name="P7"><text:span text:style-name="T2">Liste des utilisateurs avec leur rôle :</text:span></text:p>
          <text:p text:style-name="P7"><text:span text:style-name="T2">Le personnel infirmiers et administratifs qui s'occupera de la saisi des patients entrant et sortant d'un service, leur date de séjour, ainsi que le lit occupée.</text:span></text:p>
        </text:list-item>
        <text:list-item>
          <text:p text:style-name="P7"><text:span text:style-name="T2">Liste des écrans accessibles pour chaque rôle :</text:span></text:p>
          <text:p text:style-name="P7"><text:span text:style-name="T2">Une authentification n'est pas demandé, les utilisateurs pourront modifier les patients, et en ajouter. </text:span></text:p>
        </text:list-item>
      </text:list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4:18:50.19</meta:creation-date>
    <dc:date>2016-10-18T17:02:07.66</dc:date>
    <meta:editing-duration>PT24M49S</meta:editing-duration>
    <meta:editing-cycles>1</meta:editing-cycles>
    <meta:document-statistic meta:table-count="0" meta:image-count="0" meta:object-count="0" meta:page-count="1" meta:paragraph-count="27" meta:word-count="132" meta:character-count="877" meta:non-whitespace-character-count="779"/>
    <meta:generator>LibreOffice/4.0.3.3$Windows_x86 LibreOffice_project/0eaa50a932c8f2199a615e1eb30f7ac74279539</meta:generator>
  </office:meta>
</office:document-meta>
</file>